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db2" officeooo:paragraph-rsid="00155db2"/>
    </style:style>
    <style:style style:name="T1" style:family="text">
      <style:text-properties officeooo:rsid="0016e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 </text:span>Corrigir bug rede icon; </text:p>
      <text:p text:style-name="P1">load checklist from cache;</text:p>
      <text:p text:style-name="P1">new visita;</text:p>
      <text:p text:style-name="P1">mais opções de conformidade;</text:p>
      <text:p text:style-name="P1">marcar itens com photo;</text:p>
      <text:p text:style-name="P1">Mostrat photo antiga;</text:p>
      <text:p text:style-name="P1">Perguntar se quer trocar;</text:p>
      <text:p text:style-name="P1"/>
      <text:p text:style-name="P1">open_visita Module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08:31:19.758974806</meta:creation-date>
    <dc:date>2020-12-23T17:47:22.607034284</dc:date>
    <meta:editing-duration>PT9H16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28" meta:character-count="179" meta:non-whitespace-character-count="158"/>
  </office:meta>
</office:document-meta>
</file>